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junctionMax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junctionMaxScorer.heapAdjust( int ro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isjunctionMax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Score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junctionMaxScorer.DisjunctionMaxScorer( float tieBreakerMultiplier ,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junctionMaxScorer.add( Scorer sco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junctionMaxScorer.skipTo( int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junctionMaxScorer.heapRemove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junctionMaxScorer.scoreAll( int root , int size , int doc , float [ ] sum , float [ ]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junctionMaxScorer.heap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